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" calcext:value-type="float">
            <text:p>99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8" calcext:value-type="float">
            <text:p>99,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9" calcext:value-type="float">
            <text:p>99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8:21.328367365</meta:creation-date>
    <dc:date>2018-01-17T02:50:38.837668636</dc:date>
    <meta:editing-duration>PT2M21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